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01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4.7311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22"/>
  </office:automatic-styles>
  <office:body>
    <office:spreadsheet>
      <table:calculation-settings table:automatic-find-labels="false" table:use-regular-expressions="false" table:use-wildcards="true"/>
      <table:table table:name="IV6Clock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Got</text:p>
          </table:table-cell>
          <table:table-cell table:style-name="Default" office:value-type="string" calcext:value-type="string">
            <text:p>stkpris</text:p>
          </table:table-cell>
          <table:table-cell office:value-type="string" calcext:value-type="string">
            <text:p>Set price</text:p>
          </table:table-cell>
          <table:table-cell office:value-type="string" calcext:value-type="string">
            <text:p>5 Set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CB1 CB2 CB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99x45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N</text:p>
          </table:table-cell>
          <table:table-cell table:style-name="Default" table:formula="of:=148/3/5" office:value-type="float" office:value="9.86666666666667" calcext:value-type="float">
            <text:p>9.86666666666667</text:p>
          </table:table-cell>
          <table:table-cell table:style-name="ce1" table:formula="of:=[.G2]*[.B2]" office:value-type="currency" office:currency="DKK" office:value="29.6" calcext:value-type="currency">
            <text:p>kr. 29.60</text:p>
          </table:table-cell>
          <table:table-cell table:style-name="ce1" table:formula="of:=[.H2]*5" office:value-type="currency" office:currency="DKK" office:value="148" calcext:value-type="currency">
            <text:p>kr. 148.00</text:p>
          </table:table-cell>
          <table:table-cell/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Battery:BatteryHolder_Keystone_3001_1x12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</text:p>
          </table:table-cell>
          <table:table-cell table:formula="of:=1.948*1.25" office:value-type="currency" office:currency="DKK" office:value="2.435" calcext:value-type="currency">
            <text:p>kr. 2.44</text:p>
          </table:table-cell>
          <table:table-cell table:style-name="ce1" table:formula="of:=[.G3]*[.B3]" office:value-type="currency" office:currency="DKK" office:value="2.435" calcext:value-type="currency">
            <text:p>kr. 2.44</text:p>
          </table:table-cell>
          <table:table-cell table:style-name="ce1" table:formula="of:=[.H3]*5" office:value-type="currency" office:currency="DKK" office:value="12.175" calcext:value-type="currency">
            <text:p>kr. 12.18</text:p>
          </table:table-cell>
          <table:table-cell/>
        </table:table-row>
        <table:table-row table:style-name="ro1">
          <table:table-cell office:value-type="string" calcext:value-type="string">
            <text:p>BZ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Buzzer_12x9.5RM7.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Y</text:p>
          </table:table-cell>
          <table:table-cell table:formula="of:=15/10" office:value-type="currency" office:currency="DKK" office:value="1.5" calcext:value-type="currency">
            <text:p>kr. 1.50</text:p>
          </table:table-cell>
          <table:table-cell table:style-name="ce1" table:formula="of:=[.G4]*[.B4]" office:value-type="currency" office:currency="DKK" office:value="1.5" calcext:value-type="currency">
            <text:p>kr. 1.50</text:p>
          </table:table-cell>
          <table:table-cell table:style-name="ce1" table:formula="of:=[.H4]*5" office:value-type="currency" office:currency="DKK" office:value="7.5" calcext:value-type="currency">
            <text:p>kr. 7.50</text:p>
          </table:table-cell>
          <table:table-cell/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µF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</text:p>
          </table:table-cell>
          <table:table-cell table:formula="of:=0.86*1.25" office:value-type="currency" office:currency="DKK" office:value="1.075" calcext:value-type="currency">
            <text:p>kr. 1.08</text:p>
          </table:table-cell>
          <table:table-cell table:style-name="ce1" table:formula="of:=[.G5]*[.B5]" office:value-type="currency" office:currency="DKK" office:value="1.075" calcext:value-type="currency">
            <text:p>kr. 1.08</text:p>
          </table:table-cell>
          <table:table-cell table:style-name="ce1" table:formula="of:=[.H5]*5" office:value-type="currency" office:currency="DKK" office:value="5.375" calcext:value-type="currency">
            <text:p>kr. 5.38</text:p>
          </table:table-cell>
          <table:table-cell/>
        </table:table-row>
        <table:table-row table:style-name="ro1">
          <table:table-cell office:value-type="string" calcext:value-type="string">
            <text:p>C2 C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THT:C_Disc_D5.1mm_W3.2mm_P5.00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</text:p>
          </table:table-cell>
          <table:table-cell table:formula="of:=0.991*1.25" office:value-type="currency" office:currency="DKK" office:value="1.23875" calcext:value-type="currency">
            <text:p>kr. 1.24</text:p>
          </table:table-cell>
          <table:table-cell table:style-name="ce1" table:formula="of:=[.G6]*[.B6]" office:value-type="currency" office:currency="DKK" office:value="2.4775" calcext:value-type="currency">
            <text:p>kr. 2.48</text:p>
          </table:table-cell>
          <table:table-cell table:style-name="ce1" table:formula="of:=[.H6]*5" office:value-type="currency" office:currency="DKK" office:value="12.3875" calcext:value-type="currency">
            <text:p>kr. 12.39</text:p>
          </table:table-cell>
          <table:table-cell/>
        </table:table-row>
        <table:table-row table:style-name="ro1">
          <table:table-cell office:value-type="string" calcext:value-type="string">
            <text:p>C4 C5 C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 µF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</text:p>
          </table:table-cell>
          <table:table-cell table:formula="of:=1.736*1.25" office:value-type="currency" office:currency="DKK" office:value="2.17" calcext:value-type="currency">
            <text:p>kr. 2.17</text:p>
          </table:table-cell>
          <table:table-cell table:style-name="ce1" table:formula="of:=[.G7]*[.B7]" office:value-type="currency" office:currency="DKK" office:value="6.51" calcext:value-type="currency">
            <text:p>kr. 6.51</text:p>
          </table:table-cell>
          <table:table-cell table:style-name="ce1" table:formula="of:=[.H7]*5" office:value-type="currency" office:currency="DKK" office:value="32.55" calcext:value-type="currency">
            <text:p>kr. 32.55</text:p>
          </table:table-cell>
          <table:table-cell/>
        </table:table-row>
        <table:table-row table:style-name="ro1">
          <table:table-cell office:value-type="string" calcext:value-type="string">
            <text:p>C6 C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</text:p>
          </table:table-cell>
          <table:table-cell table:formula="of:=2.121*1.25" office:value-type="currency" office:currency="DKK" office:value="2.65125" calcext:value-type="currency">
            <text:p>kr. 2.65</text:p>
          </table:table-cell>
          <table:table-cell table:style-name="ce1" table:formula="of:=[.G8]*[.B8]" office:value-type="currency" office:currency="DKK" office:value="5.3025" calcext:value-type="currency">
            <text:p>kr. 5.30</text:p>
          </table:table-cell>
          <table:table-cell table:style-name="ce1" table:formula="of:=[.H8]*5" office:value-type="currency" office:currency="DKK" office:value="26.5125" calcext:value-type="currency">
            <text:p>kr. 26.51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Y</text:p>
          </table:table-cell>
          <table:table-cell table:formula="of:=13.28/50" office:value-type="currency" office:currency="DKK" office:value="0.2656" calcext:value-type="currency">
            <text:p>kr. 0.27</text:p>
          </table:table-cell>
          <table:table-cell table:style-name="ce1" table:formula="of:=[.G9]*[.B9]" office:value-type="currency" office:currency="DKK" office:value="0.2656" calcext:value-type="currency">
            <text:p>kr. 0.27</text:p>
          </table:table-cell>
          <table:table-cell table:style-name="ce1" table:formula="of:=[.H9]*5" office:value-type="currency" office:currency="DKK" office:value="1.328" calcext:value-type="currency">
            <text:p>kr. 1.33</text:p>
          </table:table-cell>
          <table:table-cell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_BarrelJack:BarrelJack_Horizontal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Y</text:p>
          </table:table-cell>
          <table:table-cell table:formula="of:=5.79/10" office:value-type="currency" office:currency="DKK" office:value="0.579" calcext:value-type="currency">
            <text:p>kr. 0.58</text:p>
          </table:table-cell>
          <table:table-cell table:style-name="ce1" table:formula="of:=[.G10]*[.B10]" office:value-type="currency" office:currency="DKK" office:value="0.579" calcext:value-type="currency">
            <text:p>kr. 0.58</text:p>
          </table:table-cell>
          <table:table-cell table:style-name="ce1" table:formula="of:=[.H10]*5" office:value-type="currency" office:currency="DKK" office:value="2.895" calcext:value-type="currency">
            <text:p>kr. 2.90</text:p>
          </table:table-cell>
          <table:table-cell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µH</text:p>
          </table:table-cell>
          <table:table-cell office:value-type="string" calcext:value-type="string">
            <text:p>Inductor_THT:L_Radial_D8.7mm_P5.00mm_Fastron_07HC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</text:p>
          </table:table-cell>
          <table:table-cell table:formula="of:=2.328*1.25" office:value-type="currency" office:currency="DKK" office:value="2.91" calcext:value-type="currency">
            <text:p>kr. 2.91</text:p>
          </table:table-cell>
          <table:table-cell table:style-name="ce1" table:formula="of:=[.G11]*[.B11]" office:value-type="currency" office:currency="DKK" office:value="2.91" calcext:value-type="currency">
            <text:p>kr. 2.91</text:p>
          </table:table-cell>
          <table:table-cell table:style-name="ce1" table:formula="of:=[.H11]*5" office:value-type="currency" office:currency="DKK" office:value="14.55" calcext:value-type="currency">
            <text:p>kr. 14.55</text:p>
          </table:table-cell>
          <table:table-cell/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H</text:p>
          </table:table-cell>
          <table:table-cell office:value-type="string" calcext:value-type="string">
            <text:p>Inductor_THT:L_Radial_D8.7mm_P5.00mm_Fastron_07HC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</text:p>
          </table:table-cell>
          <table:table-cell table:formula="of:=2.328*1.25" office:value-type="currency" office:currency="DKK" office:value="2.91" calcext:value-type="currency">
            <text:p>kr. 2.91</text:p>
          </table:table-cell>
          <table:table-cell table:style-name="ce1" table:formula="of:=[.G12]*[.B12]" office:value-type="currency" office:currency="DKK" office:value="2.91" calcext:value-type="currency">
            <text:p>kr. 2.91</text:p>
          </table:table-cell>
          <table:table-cell table:style-name="ce1" table:formula="of:=[.H12]*5" office:value-type="currency" office:currency="DKK" office:value="14.55" calcext:value-type="currency">
            <text:p>kr. 14.55</text:p>
          </table:table-cell>
          <table:table-cell/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Y</text:p>
          </table:table-cell>
          <table:table-cell office:value-type="currency" office:currency="DKK" office:value="0.1" calcext:value-type="currency">
            <text:p>kr. 0.10</text:p>
          </table:table-cell>
          <table:table-cell table:style-name="ce1" table:formula="of:=[.G13]*[.B13]" office:value-type="currency" office:currency="DKK" office:value="0.1" calcext:value-type="currency">
            <text:p>kr. 0.10</text:p>
          </table:table-cell>
          <table:table-cell table:style-name="ce1" table:formula="of:=[.H13]*5" office:value-type="currency" office:currency="DKK" office:value="0.5" calcext:value-type="currency">
            <text:p>kr. 0.50</text:p>
          </table:table-cell>
          <table:table-cell/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.5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</text:p>
          </table:table-cell>
          <table:table-cell table:formula="of:=0.29*1.25" office:value-type="currency" office:currency="DKK" office:value="0.3625" calcext:value-type="currency">
            <text:p>kr. 0.36</text:p>
          </table:table-cell>
          <table:table-cell table:style-name="ce1" table:formula="of:=[.G14]*[.B14]" office:value-type="currency" office:currency="DKK" office:value="0.3625" calcext:value-type="currency">
            <text:p>kr. 0.36</text:p>
          </table:table-cell>
          <table:table-cell table:style-name="ce1" table:formula="of:=[.H14]*5" office:value-type="currency" office:currency="DKK" office:value="1.8125" calcext:value-type="currency">
            <text:p>kr. 1.81</text:p>
          </table:table-cell>
          <table:table-cell/>
        </table:table-row>
        <table:table-row table:style-name="ro1">
          <table:table-cell office:value-type="string" calcext:value-type="string">
            <text:p>R2 R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Y</text:p>
          </table:table-cell>
          <table:table-cell office:value-type="currency" office:currency="DKK" office:value="0.1" calcext:value-type="currency">
            <text:p>kr. 0.10</text:p>
          </table:table-cell>
          <table:table-cell table:style-name="ce1" table:formula="of:=[.G15]*[.B15]" office:value-type="currency" office:currency="DKK" office:value="0.2" calcext:value-type="currency">
            <text:p>kr. 0.20</text:p>
          </table:table-cell>
          <table:table-cell table:style-name="ce1" table:formula="of:=[.H15]*5" office:value-type="currency" office:currency="DKK" office:value="1" calcext:value-type="currency">
            <text:p>kr. 1.00</text:p>
          </table:table-cell>
          <table:table-cell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Y</text:p>
          </table:table-cell>
          <table:table-cell office:value-type="currency" office:currency="DKK" office:value="0.1" calcext:value-type="currency">
            <text:p>kr. 0.10</text:p>
          </table:table-cell>
          <table:table-cell table:style-name="ce1" table:formula="of:=[.G16]*[.B16]" office:value-type="currency" office:currency="DKK" office:value="0.1" calcext:value-type="currency">
            <text:p>kr. 0.10</text:p>
          </table:table-cell>
          <table:table-cell table:style-name="ce1" table:formula="of:=[.H16]*5" office:value-type="currency" office:currency="DKK" office:value="0.5" calcext:value-type="currency">
            <text:p>kr. 0.50</text:p>
          </table:table-cell>
          <table:table-cell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Y</text:p>
          </table:table-cell>
          <table:table-cell office:value-type="currency" office:currency="DKK" office:value="0.1" calcext:value-type="currency">
            <text:p>kr. 0.10</text:p>
          </table:table-cell>
          <table:table-cell table:style-name="ce1" table:formula="of:=[.G17]*[.B17]" office:value-type="currency" office:currency="DKK" office:value="0.1" calcext:value-type="currency">
            <text:p>kr. 0.10</text:p>
          </table:table-cell>
          <table:table-cell table:style-name="ce1" table:formula="of:=[.H17]*5" office:value-type="currency" office:currency="DKK" office:value="0.5" calcext:value-type="currency">
            <text:p>kr. 0.50</text:p>
          </table:table-cell>
          <table:table-cell office:value-type="string" calcext:value-type="string">
            <text:p>Digikey + plz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Y</text:p>
          </table:table-cell>
          <table:table-cell table:formula="of:=0.141" office:value-type="currency" office:currency="DKK" office:value="0.141" calcext:value-type="currency">
            <text:p>kr. 0.14</text:p>
          </table:table-cell>
          <table:table-cell table:style-name="ce1" table:formula="of:=[.G18]*[.B18]" office:value-type="currency" office:currency="DKK" office:value="0.141" calcext:value-type="currency">
            <text:p>kr. 0.14</text:p>
          </table:table-cell>
          <table:table-cell table:style-name="ce1" table:formula="of:=[.H18]*5" office:value-type="currency" office:currency="DKK" office:value="0.705" calcext:value-type="currency">
            <text:p>kr. 0.71</text:p>
          </table:table-cell>
          <table:table-cell/>
        </table:table-row>
        <table:table-row table:style-name="ro1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PHOTO</text:p>
          </table:table-cell>
          <table:table-cell office:value-type="string" calcext:value-type="string">
            <text:p>OptoDevice:R_LDR_5.1x4.3mm_P3.4mm_Vertical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Y</text:p>
          </table:table-cell>
          <table:table-cell table:formula="of:=5.4/20" office:value-type="currency" office:currency="DKK" office:value="0.27" calcext:value-type="currency">
            <text:p>kr. 0.27</text:p>
          </table:table-cell>
          <table:table-cell table:style-name="ce1" table:formula="of:=[.G19]*[.B19]" office:value-type="currency" office:currency="DKK" office:value="0.27" calcext:value-type="currency">
            <text:p>kr. 0.27</text:p>
          </table:table-cell>
          <table:table-cell table:style-name="ce1" table:formula="of:=[.H19]*5" office:value-type="currency" office:currency="DKK" office:value="1.35" calcext:value-type="currency">
            <text:p>kr. 1.35</text:p>
          </table:table-cell>
          <table:table-cell/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96 W-1-104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Y</text:p>
          </table:table-cell>
          <table:table-cell table:formula="of:=14/10" office:value-type="currency" office:currency="DKK" office:value="1.4" calcext:value-type="currency">
            <text:p>kr. 1.40</text:p>
          </table:table-cell>
          <table:table-cell table:style-name="ce1" table:formula="of:=[.G20]*[.B20]" office:value-type="currency" office:currency="DKK" office:value="1.4" calcext:value-type="currency">
            <text:p>kr. 1.40</text:p>
          </table:table-cell>
          <table:table-cell table:style-name="ce1" table:formula="of:=[.H20]*5" office:value-type="currency" office:currency="DKK" office:value="7" calcext:value-type="currency">
            <text:p>kr. 7.00</text:p>
          </table:table-cell>
          <table:table-cell office:value-type="string" calcext:value-type="string">
            <text:p>Digikey + plz</text:p>
          </table:table-cell>
        </table:table-row>
        <table:table-row table:style-name="ro1">
          <table:table-cell office:value-type="string" calcext:value-type="string">
            <text:p>SW1 SW2 SW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Button_Switch_THT:SW_PUSH_6mm_H4.3mm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Y</text:p>
          </table:table-cell>
          <table:table-cell table:formula="of:=9.31/100" office:value-type="currency" office:currency="DKK" office:value="0.0931" calcext:value-type="currency">
            <text:p>kr. 0.09</text:p>
          </table:table-cell>
          <table:table-cell table:style-name="ce1" table:formula="of:=[.G21]*[.B21]" office:value-type="currency" office:currency="DKK" office:value="0.2793" calcext:value-type="currency">
            <text:p>kr. 0.28</text:p>
          </table:table-cell>
          <table:table-cell table:style-name="ce1" table:formula="of:=[.H21]*5" office:value-type="currency" office:currency="DKK" office:value="1.3965" calcext:value-type="currency">
            <text:p>kr. 1.40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PU</text:p>
          </table:table-cell>
          <table:table-cell office:value-type="string" calcext:value-type="string">
            <text:p>Package_DIP:DIP-28_W7.62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</text:p>
          </table:table-cell>
          <table:table-cell table:formula="of:=13.83*1.25" office:value-type="currency" office:currency="DKK" office:value="17.2875" calcext:value-type="currency">
            <text:p>kr. 17.29</text:p>
          </table:table-cell>
          <table:table-cell table:style-name="ce1" table:formula="of:=[.G22]*[.B22]" office:value-type="currency" office:currency="DKK" office:value="17.2875" calcext:value-type="currency">
            <text:p>kr. 17.29</text:p>
          </table:table-cell>
          <table:table-cell table:style-name="ce1" table:formula="of:=[.H22]*5" office:value-type="currency" office:currency="DKK" office:value="86.4375" calcext:value-type="currency">
            <text:p>kr. 86.44</text:p>
          </table:table-cell>
          <table:table-cell office:value-type="string" calcext:value-type="string">
            <text:p>+ Socket</text:p>
          </table:table-cell>
        </table:table-row>
        <table:table-row table:style-name="ro1">
          <table:table-cell office:value-type="string" calcext:value-type="string">
            <text:p>U2 OR 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M OR DS3232M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Y</text:p>
          </table:table-cell>
          <table:table-cell table:style-name="Default" table:formula="of:=27.1/5" office:value-type="float" office:value="5.42" calcext:value-type="float">
            <text:p>5.42</text:p>
          </table:table-cell>
          <table:table-cell table:style-name="ce1" table:formula="of:=[.G28]*[.B23]" office:value-type="currency" office:currency="DKK" office:value="2.643" calcext:value-type="currency">
            <text:p>kr. 2.64</text:p>
          </table:table-cell>
          <table:table-cell table:style-name="ce1" table:formula="of:=[.H23]*5" office:value-type="currency" office:currency="DKK" office:value="13.215" calcext:value-type="currency">
            <text:p>kr. 13.22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62568DBV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</text:p>
          </table:table-cell>
          <table:table-cell table:formula="of:=2.248*1.25" office:value-type="currency" office:currency="DKK" office:value="2.81" calcext:value-type="currency">
            <text:p>kr. 2.81</text:p>
          </table:table-cell>
          <table:table-cell table:style-name="ce1" table:formula="of:=[.G24]*[.B24]" office:value-type="currency" office:currency="DKK" office:value="2.81" calcext:value-type="currency">
            <text:p>kr. 2.81</text:p>
          </table:table-cell>
          <table:table-cell table:style-name="ce1" table:formula="of:=[.H24]*5" office:value-type="currency" office:currency="DKK" office:value="14.05" calcext:value-type="currency">
            <text:p>kr. 14.05</text:p>
          </table:table-cell>
          <table:table-cell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3012KTR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</text:p>
          </table:table-cell>
          <table:table-cell table:formula="of:=2.527*1.25" office:value-type="currency" office:currency="DKK" office:value="3.15875" calcext:value-type="currency">
            <text:p>kr. 3.16</text:p>
          </table:table-cell>
          <table:table-cell table:style-name="ce1" table:formula="of:=[.G25]*[.B25]" office:value-type="currency" office:currency="DKK" office:value="3.15875" calcext:value-type="currency">
            <text:p>kr. 3.16</text:p>
          </table:table-cell>
          <table:table-cell table:style-name="ce1" table:formula="of:=[.H25]*5" office:value-type="currency" office:currency="DKK" office:value="15.79375" calcext:value-type="currency">
            <text:p>kr. 15.79</text:p>
          </table:table-cell>
          <table:table-cell/>
        </table:table-row>
        <table:table-row table:style-name="ro1">
          <table:table-cell office:value-type="string" calcext:value-type="string">
            <text:p>RN6 RN5 RN4 RN3 RN2 RN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rray_SIP9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Y</text:p>
          </table:table-cell>
          <table:table-cell table:formula="of:=19.53/50" office:value-type="currency" office:currency="DKK" office:value="0.3906" calcext:value-type="currency">
            <text:p>kr. 0.39</text:p>
          </table:table-cell>
          <table:table-cell table:style-name="ce1" table:formula="of:=[.G26]*[.B26]" office:value-type="currency" office:currency="DKK" office:value="2.3436" calcext:value-type="currency">
            <text:p>kr. 2.34</text:p>
          </table:table-cell>
          <table:table-cell table:style-name="ce1" table:formula="of:=[.H26]*5" office:value-type="currency" office:currency="DKK" office:value="11.718" calcext:value-type="currency">
            <text:p>kr. 11.72</text:p>
          </table:table-cell>
          <table:table-cell/>
        </table:table-row>
        <table:table-row table:style-name="ro1">
          <table:table-cell office:value-type="string" calcext:value-type="string">
            <text:p>U1 U2 U3 U7 U8 U9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Y</text:p>
          </table:table-cell>
          <table:table-cell table:formula="of:=(11+12.5)/50" office:value-type="currency" office:currency="DKK" office:value="0.47" calcext:value-type="currency">
            <text:p>kr. 0.47</text:p>
          </table:table-cell>
          <table:table-cell table:style-name="ce1" table:formula="of:=[.G27]*[.B27]" office:value-type="currency" office:currency="DKK" office:value="2.82" calcext:value-type="currency">
            <text:p>kr. 2.82</text:p>
          </table:table-cell>
          <table:table-cell table:style-name="ce1" table:formula="of:=[.H27]*5" office:value-type="currency" office:currency="DKK" office:value="14.1" calcext:value-type="currency">
            <text:p>kr. 14.10</text:p>
          </table:table-cell>
          <table:table-cell/>
        </table:table-row>
        <table:table-row table:style-name="ro1">
          <table:table-cell office:value-type="string" calcext:value-type="string">
            <text:p>U4 U5 U6 U10 U12 U1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Package_SO:SOIC-18W_7.5x11.6mm_P1.27mm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N</text:p>
          </table:table-cell>
          <table:table-cell table:formula="of:=26.43/10" office:value-type="currency" office:currency="DKK" office:value="2.643" calcext:value-type="currency">
            <text:p>kr. 2.64</text:p>
          </table:table-cell>
          <table:table-cell table:style-name="ce1" table:formula="of:=[.G28]*[.B28]" office:value-type="currency" office:currency="DKK" office:value="15.858" calcext:value-type="currency">
            <text:p>kr. 15.86</text:p>
          </table:table-cell>
          <table:table-cell table:style-name="ce1" table:formula="of:=[.H28]*5" office:value-type="currency" office:currency="DKK" office:value="79.29" calcext:value-type="currency">
            <text:p>kr. 79.29</text:p>
          </table:table-cell>
          <table:table-cell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32 M</text:p>
          </table:table-cell>
          <table:table-cell office:value-type="string" calcext:value-type="string">
            <text:p>Connector_PinSocket_2.54mm:PinSocket_1x32_P2.54mm_Vertica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Y</text:p>
          </table:table-cell>
          <table:table-cell table:formula="of:=12.28/20/40*32" office:value-type="currency" office:currency="DKK" office:value="0.4912" calcext:value-type="currency">
            <text:p>kr. 0.49</text:p>
          </table:table-cell>
          <table:table-cell table:style-name="ce1" table:formula="of:=[.G29]*[.B29]" office:value-type="currency" office:currency="DKK" office:value="0.4912" calcext:value-type="currency">
            <text:p>kr. 0.49</text:p>
          </table:table-cell>
          <table:table-cell table:style-name="ce1" table:formula="of:=[.H29]*5" office:value-type="currency" office:currency="DKK" office:value="2.456" calcext:value-type="currency">
            <text:p>kr. 2.46</text:p>
          </table:table-cell>
          <table:table-cell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32 F</text:p>
          </table:table-cell>
          <table:table-cell office:value-type="string" calcext:value-type="string">
            <text:p>Connector_PinSocket_2.54mm:PinSocket_1x32_P2.54mm_Vertica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Y</text:p>
          </table:table-cell>
          <table:table-cell table:formula="of:=12.28/20/40*32" office:value-type="currency" office:currency="DKK" office:value="0.4912" calcext:value-type="currency">
            <text:p>kr. 0.49</text:p>
          </table:table-cell>
          <table:table-cell table:style-name="ce1" table:formula="of:=[.G30]*[.B30]" office:value-type="currency" office:currency="DKK" office:value="0.4912" calcext:value-type="currency">
            <text:p>kr. 0.49</text:p>
          </table:table-cell>
          <table:table-cell table:style-name="ce1" table:formula="of:=[.H30]*5" office:value-type="currency" office:currency="DKK" office:value="2.456" calcext:value-type="currency">
            <text:p>kr. 2.46</text:p>
          </table:table-cell>
          <table:table-cell/>
        </table:table-row>
        <table:table-row table:style-name="ro1">
          <table:table-cell office:value-type="string" calcext:value-type="string">
            <text:p>J1 J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 M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Y</text:p>
          </table:table-cell>
          <table:table-cell table:formula="of:=12.28/20/40*8" office:value-type="currency" office:currency="DKK" office:value="0.1228" calcext:value-type="currency">
            <text:p>kr. 0.12</text:p>
          </table:table-cell>
          <table:table-cell table:style-name="ce1" table:formula="of:=[.G31]*[.B31]" office:value-type="currency" office:currency="DKK" office:value="0.2456" calcext:value-type="currency">
            <text:p>kr. 0.25</text:p>
          </table:table-cell>
          <table:table-cell table:style-name="ce1" table:formula="of:=[.H31]*5" office:value-type="currency" office:currency="DKK" office:value="1.228" calcext:value-type="currency">
            <text:p>kr. 1.23</text:p>
          </table:table-cell>
          <table:table-cell/>
        </table:table-row>
        <table:table-row table:style-name="ro1">
          <table:table-cell office:value-type="string" calcext:value-type="string">
            <text:p>J1 J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 F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Y</text:p>
          </table:table-cell>
          <table:table-cell table:formula="of:=12.28/20/40*8" office:value-type="currency" office:currency="DKK" office:value="0.1228" calcext:value-type="currency">
            <text:p>kr. 0.12</text:p>
          </table:table-cell>
          <table:table-cell table:style-name="ce1" table:formula="of:=[.G32]*[.B32]" office:value-type="currency" office:currency="DKK" office:value="0.2456" calcext:value-type="currency">
            <text:p>kr. 0.25</text:p>
          </table:table-cell>
          <table:table-cell table:style-name="ce1" table:formula="of:=[.H32]*5" office:value-type="currency" office:currency="DKK" office:value="1.228" calcext:value-type="currency">
            <text:p>kr. 1.23</text:p>
          </table:table-cell>
          <table:table-cell/>
        </table:table-row>
        <table:table-row table:style-name="ro1">
          <table:table-cell office:value-type="string" calcext:value-type="string">
            <text:p>J4 J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 M Long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Y</text:p>
          </table:table-cell>
          <table:table-cell table:formula="of:=12.41/40*4" office:value-type="currency" office:currency="DKK" office:value="1.241" calcext:value-type="currency">
            <text:p>kr. 1.24</text:p>
          </table:table-cell>
          <table:table-cell table:style-name="ce1" table:formula="of:=[.G33]*[.B33]" office:value-type="currency" office:currency="DKK" office:value="2.482" calcext:value-type="currency">
            <text:p>kr. 2.48</text:p>
          </table:table-cell>
          <table:table-cell table:style-name="ce1" table:formula="of:=[.H33]*5" office:value-type="currency" office:currency="DKK" office:value="12.41" calcext:value-type="currency">
            <text:p>kr. 12.41</text:p>
          </table:table-cell>
          <table:table-cell/>
        </table:table-row>
        <table:table-row table:style-name="ro1">
          <table:table-cell office:value-type="string" calcext:value-type="string">
            <text:p>J7 J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 F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Y</text:p>
          </table:table-cell>
          <table:table-cell table:formula="of:=12.28/20/40*4" office:value-type="currency" office:currency="DKK" office:value="0.0614" calcext:value-type="currency">
            <text:p>kr. 0.06</text:p>
          </table:table-cell>
          <table:table-cell table:style-name="ce1" table:formula="of:=[.G34]*[.B34]" office:value-type="currency" office:currency="DKK" office:value="0.1228" calcext:value-type="currency">
            <text:p>kr. 0.12</text:p>
          </table:table-cell>
          <table:table-cell table:style-name="ce1" table:formula="of:=[.H34]*5" office:value-type="currency" office:currency="DKK" office:value="0.614" calcext:value-type="currency">
            <text:p>kr. 0.61</text:p>
          </table:table-cell>
          <table:table-cell/>
        </table:table-row>
        <table:table-row table:style-name="ro1">
          <table:table-cell office:value-type="string" calcext:value-type="string">
            <text:p>J9 J1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 M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Y</text:p>
          </table:table-cell>
          <table:table-cell table:formula="of:=12.28/20/40*2" office:value-type="currency" office:currency="DKK" office:value="0.0307" calcext:value-type="currency">
            <text:p>kr. 0.03</text:p>
          </table:table-cell>
          <table:table-cell table:style-name="ce1" table:formula="of:=[.G35]*[.B35]" office:value-type="currency" office:currency="DKK" office:value="0.0614" calcext:value-type="currency">
            <text:p>kr. 0.06</text:p>
          </table:table-cell>
          <table:table-cell table:style-name="ce1" table:formula="of:=[.H35]*5" office:value-type="currency" office:currency="DKK" office:value="0.307" calcext:value-type="currency">
            <text:p>kr. 0.31</text:p>
          </table:table-cell>
          <table:table-cell/>
        </table:table-row>
        <table:table-row table:style-name="ro1">
          <table:table-cell office:value-type="string" calcext:value-type="string">
            <text:p>J4 J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 F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Y</text:p>
          </table:table-cell>
          <table:table-cell table:formula="of:=12.28/20/40*2" office:value-type="currency" office:currency="DKK" office:value="0.0307" calcext:value-type="currency">
            <text:p>kr. 0.03</text:p>
          </table:table-cell>
          <table:table-cell table:style-name="ce1" table:formula="of:=[.G36]*[.B36]" office:value-type="currency" office:currency="DKK" office:value="0.0614" calcext:value-type="currency">
            <text:p>kr. 0.06</text:p>
          </table:table-cell>
          <table:table-cell table:style-name="ce1" table:formula="of:=[.H36]*5" office:value-type="currency" office:currency="DKK" office:value="0.307" calcext:value-type="currency">
            <text:p>kr. 0.31</text:p>
          </table:table-cell>
          <table:table-cell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 F</text:p>
          </table:table-cell>
          <table:table-cell office:value-type="string" calcext:value-type="string">
            <text:p>Connector_PinSocket_2.54mm:PinSocket_1x05_P2.54mm_Vertical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Y</text:p>
          </table:table-cell>
          <table:table-cell table:formula="of:=12.28/20/40*5" office:value-type="currency" office:currency="DKK" office:value="0.07675" calcext:value-type="currency">
            <text:p>kr. 0.08</text:p>
          </table:table-cell>
          <table:table-cell table:style-name="ce1" table:formula="of:=[.G37]*[.B37]" office:value-type="currency" office:currency="DKK" office:value="0.07675" calcext:value-type="currency">
            <text:p>kr. 0.08</text:p>
          </table:table-cell>
          <table:table-cell table:style-name="ce1" table:formula="of:=[.H37]*5" office:value-type="currency" office:currency="DKK" office:value="0.38375" calcext:value-type="currency">
            <text:p>kr. 0.38</text:p>
          </table:table-cell>
          <table:table-cell/>
        </table:table-row>
        <table:table-row table:style-name="ro1">
          <table:table-cell office:value-type="string" calcext:value-type="string">
            <text:p>VFD3 VFD5 VFD4 VFD6 VFD1 VFD2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V-6</text:p>
          </table:table-cell>
          <table:table-cell office:value-type="string" calcext:value-type="string">
            <text:p>VFD:IV-6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N</text:p>
          </table:table-cell>
          <table:table-cell table:formula="of:=10" office:value-type="currency" office:currency="DKK" office:value="10" calcext:value-type="currency">
            <text:p>kr. 10.00</text:p>
          </table:table-cell>
          <table:table-cell table:style-name="ce1" table:formula="of:=[.G38]*[.B38]" office:value-type="currency" office:currency="DKK" office:value="60" calcext:value-type="currency">
            <text:p>kr. 60.00</text:p>
          </table:table-cell>
          <table:table-cell table:style-name="ce1" table:formula="of:=[.H38]*5" office:value-type="currency" office:currency="DKK" office:value="300" calcext:value-type="currency">
            <text:p>kr. 300.00</text:p>
          </table:table-cell>
          <table:table-cell/>
        </table:table-row>
        <table:table-row table:style-name="ro1">
          <table:table-cell table:number-columns-repeated="7"/>
          <table:table-cell table:style-name="ce1" table:formula="of:=SUM([.H2:.H38])" office:value-type="currency" office:currency="DKK" office:value="169.7162" calcext:value-type="currency">
            <text:p>kr. 169.72</text:p>
          </table:table-cell>
          <table:table-cell table:style-name="ce1" table:formula="of:=[.H39]*5" office:value-type="currency" office:currency="DKK" office:value="848.581" calcext:value-type="currency">
            <text:p>kr. 848.58</text:p>
          </table:table-cell>
          <table:table-cell/>
        </table:table-row>
        <table:table-row table:style-name="ro1" table:number-rows-repeated="104853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>
      <number:currency-symbol number:language="da" number:country="DK">kr.</number:currency-symbol>
      <number:text> </number:text>
      <number:number number:decimal-places="2" loext:min-decimal-places="2" number:min-integer-digits="1" number:grouping="true"/>
    </number:currency-style>
    <number:currency-style style:name="N10122" number:language="en">
      <style:text-properties fo:color="#ff0000"/>
      <number:currency-symbol number:language="da" number:country="DK">kr.</number:currency-symbol>
      <number:text> -</number:text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23:58:44.952510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1T23:43:28.328935416</dc:date>
    <dc:creator>Sarah Fjelsted Alrøe</dc:creator>
    <meta:editing-duration>PT3H48M12S</meta:editing-duration>
    <meta:editing-cycles>4</meta:editing-cycles>
    <meta:generator>LibreOffice/6.4.5.2$Linux_X86_64 LibreOffice_project/40$Build-2</meta:generator>
    <meta:document-statistic meta:table-count="1" meta:cell-count="348" meta:object-count="0"/>
  </office:meta>
</office:document-meta>
</file>